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2631f" officeooo:paragraph-rsid="0082631f"/>
    </style:style>
    <style:style style:name="P7" style:family="paragraph" style:parent-style-name="First_20_line_20_indent">
      <style:text-properties officeooo:rsid="00836f4c" officeooo:paragraph-rsid="00836f4c"/>
    </style:style>
    <style:style style:name="P8" style:family="paragraph" style:parent-style-name="First_20_line_20_indent">
      <style:text-properties officeooo:rsid="00875306" officeooo:paragraph-rsid="00875306"/>
    </style:style>
    <style:style style:name="P9" style:family="paragraph" style:parent-style-name="First_20_line_20_indent">
      <style:text-properties officeooo:rsid="00875306" officeooo:paragraph-rsid="008a5443"/>
    </style:style>
    <style:style style:name="P10" style:family="paragraph" style:parent-style-name="Title" style:master-page-name="First_20_Page">
      <style:paragraph-properties style:page-number="auto"/>
      <style:text-properties officeooo:rsid="008bd2cd" officeooo:paragraph-rsid="008bd2cd"/>
    </style:style>
    <style:style style:name="P11" style:family="paragraph" style:parent-style-name="First_20_line_20_indent" style:list-style-name="L1">
      <style:text-properties officeooo:rsid="0082631f" officeooo:paragraph-rsid="0082631f"/>
    </style:style>
    <style:style style:name="P12" style:family="paragraph" style:parent-style-name="First_20_line_20_indent" style:list-style-name="L2">
      <style:text-properties officeooo:rsid="0082631f" officeooo:paragraph-rsid="0082631f"/>
    </style:style>
    <style:style style:name="P13" style:family="paragraph" style:parent-style-name="First_20_line_20_indent" style:list-style-name="L3">
      <style:text-properties officeooo:rsid="0082631f" officeooo:paragraph-rsid="0082631f"/>
    </style:style>
    <style:style style:name="P14" style:family="paragraph" style:parent-style-name="First_20_line_20_indent">
      <style:text-properties officeooo:rsid="00875306" officeooo:paragraph-rsid="008d6e52"/>
    </style:style>
    <style:style style:name="P15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631f"/>
    </style:style>
    <style:style style:name="T3" style:family="text">
      <style:text-properties officeooo:rsid="00875306"/>
    </style:style>
    <style:style style:name="T4" style:family="text">
      <style:text-properties officeooo:rsid="008a5443"/>
    </style:style>
    <style:style style:name="T5" style:family="text">
      <style:text-properties officeooo:rsid="008cca86"/>
    </style:style>
    <style:style style:name="T6" style:family="text">
      <style:text-properties officeooo:rsid="008d6e52"/>
    </style:style>
    <style:style style:name="T7" style:family="text">
      <style:text-properties officeooo:rsid="008e9d0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Тема 7. Опричнина Ивана Грозного: основные события, споры о предпосылках и об историчческом значении.</text:p>
      <text:p text:style-name="P6">3 декабря 1564 года царь Иван Грозный выехал в Коломенское, где 6 декабря отмечал праздник Николая Чудотворца, и задержался там на две недели из-за плохой погоды. Далее он поехал в Троице-Сергиев монастырь. Особенность этой поездки состояла в том, что Иван IV повелел взять с собой различную церковную утварь, едва ли не всё своё личное имущество и даже государственную казну. По приказу царя бояре, приближённые дворян и приказные люди сопровождали его вместе с семьями, с людьми, с конями и со всем  служебным нарядом.</text:p>
      <text:p text:style-name="P6">3 января 1565 года в Москву привезли из Александро вой слободы две царские грамоты.</text:p>
      <text:p text:style-name="P6">В грамоте, адресованной митрополиту, были перечислены преступления знати:</text:p>
      <text:list text:style-name="L1">
        <text:list-item>
          <text:p text:style-name="P11">Бояре и воеводы обвинялись в:</text:p>
        </text:list-item>
      </text:list>
      <text:list text:style-name="L2">
        <text:list-item>
          <text:list>
            <text:list-item>
              <text:p text:style-name="P12">Расхищении казны</text:p>
            </text:list-item>
            <text:list-item>
              <text:p text:style-name="P12">Коррупции (раздаче государственных земель по дружбе и по родству)</text:p>
            </text:list-item>
            <text:list-item>
              <text:p text:style-name="P12">Жили за счёт жалованья от государства, но не собирались отстаивать интересы России и православного христианства</text:p>
            </text:list-item>
          </text:list>
        </text:list-item>
      </text:list>
      <text:list text:style-name="L3">
        <text:list-item>
          <text:p text:style-name="P13">Приказные люди также обвинялись в расхищении казны.</text:p>
        </text:list-item>
        <text:list-item>
          <text:p text:style-name="P13">Освященный собор обвинялся в покрытии преступников и препятствовании наказанию виновных.</text:p>
        </text:list-item>
      </text:list>
      <text:p text:style-name="P6">Царь заявил, что ему надоело терпеть измены подданных, поэтому он оставляет своё государство и уезжает веселиться.</text:p>
      <text:p text:style-name="P6">В другой грамоте, адресованной гостям, купцам и православных <text:soft-page-break/>жителей Москвы, Иван Грозный писал, чтобы те не беспокоились, поскольку на них гнев царя не распространяется. Она была публично зачитана думными дьяками Путилой Михайловым и Андреем Васильевым.</text:p>
      <text:p text:style-name="P7">Считается, что с помощью второй грамоты царь объяснил свои действия московскому посаду с целью узнать его мнение. Кроме того, есть основания полагать, что главной целевой аудиторией второй грамоты были московские купцы.</text:p>
      <text:p text:style-name="P7">Состоялся собор. <text:span text:style-name="T2">В </text:span>Александро-Невской<text:span text:style-name="T2"> летописи последовательно излагаются мнения чинов собора, </text:span>обращённые<text:span text:style-name="T2"> к митрополиту, который в отсутствие государя </text:span>был<text:span text:style-name="T2"> первым лицом в государстве. </text:span></text:p>
      <text:p text:style-name="P7"><text:span text:style-name="T2">Легко обнаружить различия в суждениях </text:span>купцов<text:span text:style-name="T2"> и других участников собора. И </text:span>дворяне<text:span text:style-name="T2">, и купцы просили царя  о том, чтобы он </text:span>не оставлял своё государство<text:span text:style-name="T2">. </text:span>Дворяне отмечали<text:span text:style-name="T2">, что государь волен </text:span>в наказании государственных преступников<text:span text:style-name="T2">. Купечество же </text:span>пошло дальше и<text:span text:style-name="T2"> просило, что бы государь их </text:span>защищал от более знатных чинов<text:span text:style-name="T2">, и предлагало свои  услуги в истреблении </text:span>воров и изменников<text:span text:style-name="T2">. В заключительном  суждении митрополита была повторена формулировка </text:span>дворянских<text:span text:style-name="T2"> чинов. Делегатами к царю постановили послать архиепископа новгородского Пимена и архимандрита Чудова монастыря Левкия, </text:span>но кроме них по собственной воле поехали и многие другие участники собора.</text:p>
      <text:p text:style-name="P7"><text:span text:style-name="T2">5 января все уже были в </text:span>Александровой<text:span text:style-name="T2"> Слободе, где царь сначала принял двух делегатов — Пимена и Левкия. Очевидно, они сразу же дали согласие на все условия царя и  обещали от имени </text:span>О<text:span text:style-name="T2">священного собора </text:span><text:soft-page-break/><text:span text:style-name="T2">не пользоваться  правом печалования перед государем за опальных. Затем были приняты члены </text:span>О<text:span text:style-name="T2">с вященного собора, ещ</text:span>ё<text:span text:style-name="T2"> прежде просившие о встрече с царем, и, наконец, к  царю были допущены </text:span>по просьбе собора<text:span text:style-name="T2"> бояре и приказные люди. Таким образом, массовая опала формально была снята, и царь допустил </text:span>к себе <text:span text:style-name="T2">и </text:span>О<text:span text:style-name="T2">священный собор, и бояр, и приказных. Было объявлено, что челобитье царь принял на том, что </text:span>на <text:span text:style-name="T2">изменников </text:span>государ клал свою опалу и оставлял за собой право казнить их и изымать их имущество, что было названо опричниной<text:span text:style-name="T2">. В тот же день, 5 января, большинство бояр и приказных людей отпустили в Москву.</text:span></text:p>
      <text:p text:style-name="P7"><text:span text:style-name="T2">Затем в летописи  излагается содержание не дошедшего до нас указа об опричнине и отмечается, что за «подъ</text:span>ём<text:span text:style-name="T2">» царь приг</text:span>о<text:span text:style-name="T2">ворил взять с земского сто тыс</text:span>я<text:span text:style-name="T2">ч рубле</text:span>й<text:span text:style-name="T2">.</text:span></text:p>
      <text:p text:style-name="P7">В начале февраля 1565 года Иван Грозный вернулся в Москву из Александровской слободы. 3 февраля он объявил, что вновь принимает на себя правление, с тем, чтобы ему вольно было казнить изменников, налагать на них опалу, лишать имущества и учредить в государстве «опричнину», <text:span text:style-name="T3">территория которой находилась преимущественно к северу от Москвы, частично включая и саму Москву</text:span>. <text:span text:style-name="T3">Эти земли были выделены на удовлетворение всех государственных нужд. Кроме того, из числа дворян и детей боярских было сформировано опричное войско, в чём-то схожее с духовным орденом. Символом опричников стали метла, выметающая измену, и пёсья голова, выгрызающая изменников. Каждый опричник приносил клятву на верность царю и обязывался не общаться с земскими. «Гойда» стала приветствием опричников.</text:span> Всё, что <text:soft-page-break/>не вошло в эт<text:span text:style-name="T3">и территории</text:span>, было земщиной, во главе которой стояли свои земские бояре <text:span text:style-name="T3">и великий князь всея Руси</text:span>.</text:p>
      <text:p text:style-name="P7"><text:span text:style-name="T2">Установление опричнины произвело слишком сильное впечатление на современников; и в момент написания летописного текста буквально каждодневно и повсюду ощущались последствия этого события, прич</text:span>ё<text:span text:style-name="T2">м  последствия зачастую вовсе не предвиденные.</text:span></text:p>
      <text:p text:style-name="P14">Как отмечает С. Ф. Платонов, благодаря опричнине Иван Грозный смог сломить политическую силу титулованного боярства, оторвав его от наследственных вотчин и пересадив его в новые условия службы и хозяйства. Удалось ликвидировать власть удельно-княжеской аристократии. <text:span text:style-name="T6">К</text:span><text:span text:style-name="T5">няжеско-боярское землевладение, хотя и не было упразднено окончательно, оказалось серьёзным образом подорвано, </text:span><text:span text:style-name="T6">и это благотворно сказалось на централизации власти в руках единого правителя.</text:span><text:span text:style-name="T5"> Были окончательно подавлены оппозиционные и сепаратистские настроения новгородцев. </text:span><text:span text:style-name="T7">Но</text:span><text:span text:style-name="T5"> </text:span><text:span text:style-name="T7">г</text:span><text:span text:style-name="T5">лавная</text:span> <text:span text:style-name="T5">п</text:span>роблема опричнины состояла в том, что и без того сложнейшая политическая борьба была ещё более обострена излишними казнями и пытками: прямой смысл реформы был затемнён некоторыми непонятными решениями.</text:p>
      <text:p text:style-name="P8"/>
      <text:p text:style-name="P8">Шмидт С. О. У истоков российского абсолютизма: Исследование социально-политической истории времени  Ивана Грозного. М.: Прогресс — «Культура»,  1996. — 496 с.</text:p>
      <text:p text:style-name="P8">В.Б. Кобрин, Иван Грозный. М.: Изд. "Московский рабочий", 1989 г., 175 с.</text:p>
      <text:p text:style-name="P9"><text:soft-page-break/>Д. Н. Альшиц Начало самодержавия в России: государство Ивана Грозного — <text:span text:style-name="T4">Ленинград: Наука, 1998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30:09.402729358</meta:creation-date>
    <dc:title>Default</dc:title>
    <meta:editing-cycles>12</meta:editing-cycles>
    <meta:editing-duration>PT3H31M41S</meta:editing-duration>
    <meta:generator>LibreOffice/7.6.2.1$Linux_X86_64 LibreOffice_project/60$Build-1</meta:generator>
    <dc:date>2023-11-01T23:11:11.890416777</dc:date>
    <meta:document-statistic meta:table-count="1" meta:image-count="0" meta:object-count="0" meta:page-count="5" meta:paragraph-count="33" meta:word-count="844" meta:character-count="5830" meta:non-whitespace-character-count="5009"/>
  </office:meta>
</office:document-meta>
</file>